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5646in" fo:margin-left="0.541in" table:align="left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2.7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0217d21" officeooo:paragraph-rsid="00217d21"/>
    </style:style>
    <style:style style:name="P2" style:family="paragraph" style:parent-style-name="Standard">
      <style:text-properties officeooo:rsid="0017c34c" officeooo:paragraph-rsid="0017c34c"/>
    </style:style>
    <style:style style:name="P3" style:family="paragraph" style:parent-style-name="Standard">
      <style:text-properties officeooo:rsid="0017c34c" officeooo:paragraph-rsid="001e9c71"/>
    </style:style>
    <style:style style:name="P4" style:family="paragraph" style:parent-style-name="Standard">
      <style:text-properties officeooo:rsid="0017c34c" officeooo:paragraph-rsid="00207c2b"/>
    </style:style>
    <style:style style:name="P5" style:family="paragraph" style:parent-style-name="Standard">
      <style:text-properties style:font-name="Bitstream Vera Sans Mono" fo:font-size="10pt" officeooo:rsid="0017c34c" officeooo:paragraph-rsid="0017c34c" style:font-size-asian="10pt" style:font-size-complex="10pt"/>
    </style:style>
    <style:style style:name="P6" style:family="paragraph" style:parent-style-name="Standard">
      <style:text-properties officeooo:rsid="0020e1bd" officeooo:paragraph-rsid="0020e1bd"/>
    </style:style>
    <style:style style:name="P7" style:family="paragraph" style:parent-style-name="Standard">
      <style:text-properties style:font-name="Liberation Serif" fo:font-size="12pt" officeooo:rsid="0020e1bd" officeooo:paragraph-rsid="0020e1bd" style:font-size-asian="10.5pt" style:font-size-complex="12pt"/>
    </style:style>
    <style:style style:name="P8" style:family="paragraph" style:parent-style-name="Table_20_Contents">
      <style:text-properties style:font-name="Liberation Serif" fo:font-size="12pt" style:font-size-asian="10.5pt" style:font-size-complex="12pt"/>
    </style:style>
    <style:style style:name="P9" style:family="paragraph" style:parent-style-name="Table_20_Contents">
      <style:text-properties style:font-name="Liberation Serif" fo:font-size="12pt" officeooo:rsid="0020e1bd" officeooo:paragraph-rsid="0020e1bd" style:font-size-asian="10.5pt" style:font-size-complex="12pt"/>
    </style:style>
    <style:style style:name="P10" style:family="paragraph" style:parent-style-name="Standard">
      <style:text-properties style:font-name="Bitstream Vera Sans Mono" fo:font-size="10pt" officeooo:rsid="0017c34c" officeooo:paragraph-rsid="0017c34c" style:font-size-asian="8.75pt" style:font-size-complex="10pt"/>
    </style:style>
    <style:style style:name="P11" style:family="paragraph" style:parent-style-name="Standard">
      <style:text-properties style:font-name="Bitstream Vera Sans Mono" fo:font-size="10pt" officeooo:rsid="001870dc" officeooo:paragraph-rsid="0017c34c" style:font-size-asian="8.75pt" style:font-size-complex="10pt"/>
    </style:style>
    <style:style style:name="P12" style:family="paragraph" style:parent-style-name="Standard">
      <style:text-properties style:font-name="Bitstream Vera Sans Mono" fo:font-size="10pt" officeooo:rsid="001a50a3" officeooo:paragraph-rsid="0017c34c" style:font-size-asian="8.75pt" style:font-size-complex="10pt"/>
    </style:style>
    <style:style style:name="P13" style:family="paragraph" style:parent-style-name="Standard">
      <style:text-properties style:font-name="Bitstream Vera Sans Mono" fo:font-size="10pt" officeooo:rsid="0017c34c" officeooo:paragraph-rsid="00235421" style:font-size-asian="10pt" style:font-size-complex="10pt"/>
    </style:style>
    <style:style style:name="P14" style:family="paragraph" style:parent-style-name="Standard">
      <style:text-properties style:font-name="Liberation Serif" fo:font-size="12pt" officeooo:rsid="0017c34c" officeooo:paragraph-rsid="0017c34c" style:font-size-asian="10.5pt" style:font-size-complex="12pt"/>
    </style:style>
    <style:style style:name="P15" style:family="paragraph" style:parent-style-name="Standard">
      <style:text-properties style:font-name="Liberation Serif" fo:font-size="12pt" officeooo:rsid="001870dc" officeooo:paragraph-rsid="0017c34c" style:font-size-asian="10.5pt" style:font-size-complex="12pt"/>
    </style:style>
    <style:style style:name="P16" style:family="paragraph" style:parent-style-name="Standard">
      <style:text-properties style:font-name="Liberation Serif" fo:font-size="12pt" officeooo:rsid="001a50a3" officeooo:paragraph-rsid="0017c34c" style:font-size-asian="10.5pt" style:font-size-complex="12pt"/>
    </style:style>
    <style:style style:name="P17" style:family="paragraph" style:parent-style-name="Standard">
      <style:text-properties style:font-name="Liberation Serif" fo:font-size="12pt" officeooo:rsid="001c11dd" officeooo:paragraph-rsid="0017c34c" style:font-size-asian="10.5pt" style:font-size-complex="12pt"/>
    </style:style>
    <style:style style:name="P18" style:family="paragraph" style:parent-style-name="Standard">
      <style:text-properties style:font-name="Liberation Serif" fo:font-size="12pt" officeooo:rsid="001ceee7" officeooo:paragraph-rsid="0017c34c" style:font-size-asian="10.5pt" style:font-size-complex="12pt"/>
    </style:style>
    <style:style style:name="P19" style:family="paragraph" style:parent-style-name="Standard">
      <style:text-properties style:font-name="Liberation Serif" fo:font-size="12pt" officeooo:rsid="001e8f32" officeooo:paragraph-rsid="0017c34c" style:font-size-asian="10.5pt" style:font-size-complex="12pt"/>
    </style:style>
    <style:style style:name="P20" style:family="paragraph" style:parent-style-name="Standard">
      <style:text-properties style:font-name="Liberation Serif" fo:font-size="12pt" officeooo:rsid="001e9c71" officeooo:paragraph-rsid="0020e1bd" style:font-size-asian="10.5pt" style:font-size-complex="12pt"/>
    </style:style>
    <style:style style:name="P21" style:family="paragraph" style:parent-style-name="Standard">
      <style:text-properties officeooo:rsid="0017c34c" officeooo:paragraph-rsid="0023f0db"/>
    </style:style>
    <style:style style:name="P22" style:family="paragraph" style:parent-style-name="Standard">
      <style:text-properties officeooo:rsid="002402ef" officeooo:paragraph-rsid="002402ef"/>
    </style:style>
    <style:style style:name="T1" style:family="text">
      <style:text-properties style:font-name="Bitstream Vera Sans Mono" fo:font-size="10pt" style:font-size-asian="10pt" style:font-size-complex="10pt"/>
    </style:style>
    <style:style style:name="T2" style:family="text">
      <style:text-properties style:font-name="Bitstream Vera Sans Mono" fo:font-size="10pt" officeooo:rsid="0023f0db" style:font-size-asian="10pt" style:font-size-complex="10pt"/>
    </style:style>
    <style:style style:name="T3" style:family="text">
      <style:text-properties style:font-name="Bitstream Vera Sans Mono" fo:font-size="10pt" style:font-size-asian="8.75pt" style:font-size-complex="10pt"/>
    </style:style>
    <style:style style:name="T4" style:family="text">
      <style:text-properties style:font-name="Bitstream Vera Sans Mono" fo:font-size="10pt" officeooo:rsid="001870dc" style:font-size-asian="8.75pt" style:font-size-complex="10pt"/>
    </style:style>
    <style:style style:name="T5" style:family="text">
      <style:text-properties style:font-name="Bitstream Vera Sans Mono" fo:font-size="10pt" officeooo:rsid="001a50a3" style:font-size-asian="8.75pt" style:font-size-complex="10pt"/>
    </style:style>
    <style:style style:name="T6" style:family="text">
      <style:text-properties style:font-name="Bitstream Vera Sans Mono" fo:font-size="10pt" officeooo:rsid="001c11dd" style:font-size-asian="8.75pt" style:font-size-complex="10pt"/>
    </style:style>
    <style:style style:name="T7" style:family="text">
      <style:text-properties style:font-name="Bitstream Vera Sans Mono" fo:font-size="10pt" officeooo:rsid="001e9c71" style:font-size-asian="8.75pt" style:font-size-complex="10pt"/>
    </style:style>
    <style:style style:name="T8" style:family="text">
      <style:text-properties style:font-name="Liberation Serif" fo:font-size="12pt" style:font-size-asian="10.5pt" style:font-size-complex="12pt"/>
    </style:style>
    <style:style style:name="T9" style:family="text">
      <style:text-properties style:font-name="Liberation Serif" fo:font-size="12pt" officeooo:rsid="001870dc" style:font-size-asian="10.5pt" style:font-size-complex="12pt"/>
    </style:style>
    <style:style style:name="T10" style:family="text">
      <style:text-properties style:font-name="Liberation Serif" fo:font-size="12pt" officeooo:rsid="001a50a3" style:font-size-asian="10.5pt" style:font-size-complex="12pt"/>
    </style:style>
    <style:style style:name="T11" style:family="text">
      <style:text-properties style:font-name="Liberation Serif" fo:font-size="12pt" officeooo:rsid="001c11dd" style:font-size-asian="10.5pt" style:font-size-complex="12pt"/>
    </style:style>
    <style:style style:name="T12" style:family="text">
      <style:text-properties style:font-name="Liberation Serif" fo:font-size="12pt" officeooo:rsid="001ceee7" style:font-size-asian="10.5pt" style:font-size-complex="12pt"/>
    </style:style>
    <style:style style:name="T13" style:family="text">
      <style:text-properties style:font-name="Liberation Serif" fo:font-size="12pt" officeooo:rsid="001e8f32" style:font-size-asian="10.5pt" style:font-size-complex="12pt"/>
    </style:style>
    <style:style style:name="T14" style:family="text">
      <style:text-properties style:font-name="Liberation Serif" fo:font-size="12pt" officeooo:rsid="001e9c71" style:font-size-asian="10.5pt" style:font-size-complex="12pt"/>
    </style:style>
    <style:style style:name="T15" style:family="text">
      <style:text-properties style:font-name="Liberation Serif" fo:font-size="12pt" officeooo:rsid="00207c2b" style:font-size-asian="10.5pt" style:font-size-complex="12pt"/>
    </style:style>
    <style:style style:name="T16" style:family="text">
      <style:text-properties officeooo:rsid="0020e1bd"/>
    </style:style>
    <style:style style:name="T17" style:family="text">
      <style:text-properties officeooo:rsid="0023f0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</text:p>
      <text:p text:style-name="P21"><text:tab/>Relevant java files in Q1 folder. <text:span text:style-name="T17">(The output for the real Driver2.java maybe slightly <text:tab/>different. All instances of </text:span><text:span text:style-name="T2">MyException</text:span><text:span text:style-name="T17"> should be replaced with <text:tab/></text:span><text:span text:style-name="T1">java.lang.ArithmeticException: / by zero</text:span></text:p>
      <text:p text:style-name="P2"><text:tab/>Output:</text:p>
      <text:p text:style-name="P5"><text:tab/><text:tab/>other :-(</text:p>
      <text:p text:style-name="P5"><text:tab/><text:tab/>java.lang.ArithmeticException: / by zero</text:p>
      <text:p text:style-name="P5"><text:tab/><text:tab/>in MyEx ctor</text:p>
      <text:p text:style-name="P5"><text:tab/><text:tab/>in Kinga ctor</text:p>
      <text:p text:style-name="P5"><text:tab/><text:tab/>Kinga :-(</text:p>
      <text:p text:style-name="P5"><text:tab/><text:tab/>in Kinga print</text:p>
      <text:p text:style-name="P5"><text:tab/><text:tab/>in MyEx print</text:p>
      <text:p text:style-name="P5"><text:tab/><text:tab/>Kinga hard kinga also a waste</text:p>
      <text:p text:style-name="P5"><text:tab/><text:tab/>in MyEx ctor</text:p>
      <text:p text:style-name="P5"><text:tab/><text:tab/>MyEx :-(</text:p>
      <text:p text:style-name="P13"><text:tab/><text:tab/>java.lang.ArithmeticException: / by zero<text:tab/></text:p>
      <text:p text:style-name="P5"><text:tab/><text:tab/>Div: 1</text:p>
      <text:p text:style-name="P13"><text:tab/><text:tab/>great success<text:line-break/><text:tab/><text:tab/>java.lang.ArithmeticException: / by zero</text:p>
      <text:p text:style-name="P2">2.</text:p>
      <text:p text:style-name="P2"><text:tab/>1) What is wrong with the following class declaration?</text:p>
      <text:p text:style-name="P2"><text:tab/><text:tab/><text:span text:style-name="T1">public class Exam extends Questionaire, Test implements Comparable</text:span></text:p>
      <text:p text:style-name="P2"/>
      <text:p text:style-name="P2"><text:tab/>Ans: You cannot extend two classes at the same time.</text:p>
      <text:p text:style-name="P2"><text:tab/>Why: Java doesn't allow multiple inheritance. You can implement as many as your <text:tab/><text:tab/>heart desires, but you can only inherit once.</text:p>
      <text:p text:style-name="P2"/>
      <text:p text:style-name="P2"><text:tab/>2) Assume class A has the following attribute declarations:</text:p>
      <text:p text:style-name="P2"><text:tab/><text:tab/><text:span text:style-name="T3">private static String name;</text:span></text:p>
      <text:p text:style-name="P10"><text:tab/><text:tab/>public static int course;</text:p>
      <text:p text:style-name="P10"><text:tab/><text:tab/>private String model;</text:p>
      <text:p text:style-name="P10"><text:tab/><text:tab/>public String age;</text:p>
      <text:p text:style-name="P2"/>
      <text:p text:style-name="P14"><text:tab/><text:tab/>a) Lower in the file in class A has the following method:</text:p>
      <text:p text:style-name="P2"><text:span text:style-name="T8"><text:tab/><text:tab/><text:tab/></text:span><text:span text:style-name="T3">public void foo(){</text:span></text:p>
      <text:p text:style-name="P10"><text:tab/><text:tab/><text:tab/><text:tab/>System.out.println(name);</text:p>
      <text:p text:style-name="P10"><text:tab/><text:tab/><text:tab/>}</text:p>
      <text:p text:style-name="P14"><text:tab/><text:tab/>What is wrong with the method above?</text:p>
      <text:p text:style-name="P2"/>
      <text:p text:style-name="P14"><text:tab/><text:tab/>Ans: Nothing is wrong.</text:p>
      <text:p text:style-name="P14"><text:tab/><text:tab/>Why: Static variables can be accessed by both static and non-static methods. As long <text:tab/><text:tab/>as the method is within the same class as name, whether or not name is private or <text:tab/><text:tab/>public has no significant relevance.</text:p>
      <text:p text:style-name="P2"/>
      <text:p text:style-name="P2"><text:span text:style-name="T8"><text:tab/><text:tab/></text:span><text:span text:style-name="T9">b) Lower in the file in class A has the following method:</text:span></text:p>
      <text:p text:style-name="P2"><text:span text:style-name="T9"><text:tab/><text:tab/><text:tab/></text:span><text:span text:style-name="T4">public static void bar(){</text:span></text:p>
      <text:p text:style-name="P11"><text:tab/><text:tab/><text:tab/><text:tab/>System.out.println(model);</text:p>
      <text:p text:style-name="P11"><text:tab/><text:tab/><text:tab/>}</text:p>
      <text:p text:style-name="P15"><text:tab/><text:tab/>What is wrong with the method above?</text:p>
      <text:p text:style-name="P2"/>
      <text:p text:style-name="P15"><text:tab/><text:tab/>Ans: A static method cannot access a non-static attribute.</text:p>
      <text:p text:style-name="P2"><text:span text:style-name="T9"><text:tab/><text:tab/>Why: A static method wouldn't know </text:span><text:span text:style-name="T10">whose value to draw upon, as non-static <text:tab/><text:tab/><text:tab/>attributes belong to objects and static methods are simply like functions with scope <text:tab/><text:tab/>limited to other static variables, the parameters passed in, and the code block within </text:span><text:soft-page-break/><text:span text:style-name="T10"><text:tab/><text:tab/>the method.</text:span></text:p>
      <text:p text:style-name="P2"/>
      <text:p text:style-name="P16"><text:tab/>3) If I have a statement in a method in a class other than Exam2, what has to be true about <text:tab/>the following line:</text:p>
      <text:p text:style-name="P2"/>
      <text:p text:style-name="P2"><text:span text:style-name="T10"><text:tab/><text:tab/></text:span><text:span text:style-name="T5">System.out.println(Exam2.foo);</text:span></text:p>
      <text:p text:style-name="P2"/>
      <text:p text:style-name="P16"><text:tab/>Ans: foo must be public and static.</text:p>
      <text:p text:style-name="P16"><text:tab/>Why: foo is being accessed directly from a class name, so it indicates that it was created as a <text:tab/>static attribute. However, for this value to be accessed without a getter, you would have to <text:tab/>set the visibility to public.</text:p>
      <text:p text:style-name="P2"/>
      <text:p text:style-name="P16"><text:tab/>4) If I have a statement in a class other than Exam2, what has to be true about the following <text:tab/>line:</text:p>
      <text:p text:style-name="P2"><text:span text:style-name="T10"><text:tab/><text:tab/></text:span><text:span text:style-name="T5">System.out.println(Exam2.func());</text:span></text:p>
      <text:p text:style-name="P2"/>
      <text:p text:style-name="P16"><text:tab/>Ans: func must be public and static.</text:p>
      <text:p text:style-name="P16"><text:tab/>Why: In order for func to be directly accessible, it must be public. To be accessible from the <text:tab/>class itself and not restricted to an object, it must be static. Static methods do not need an <text:tab/>object to be created to for usage. (Imagine “import math” in python, and then doing <text:tab/>“math.sqrt(9)”. It's like that.)</text:p>
      <text:p text:style-name="P2"/>
      <text:p text:style-name="P16"><text:tab/>5) If I have the following statements in a method in a class other than Exam2, what has to be <text:tab/>true about the following lines:</text:p>
      <text:p text:style-name="P2"><text:span text:style-name="T10"><text:tab/><text:tab/></text:span><text:span text:style-name="T5">Exam2 ex = new Exam2();</text:span></text:p>
      <text:p text:style-name="P12"><text:tab/><text:tab/>System.out.println(ex.foo);</text:p>
      <text:p text:style-name="P22"/>
      <text:p text:style-name="P2"><text:span text:style-name="T10"><text:tab/>Ans: </text:span><text:span text:style-name="T11">foo must be a non-private attribute.</text:span></text:p>
      <text:p text:style-name="P17"><text:tab/>Why: foo doesn't have to be static, because accessing foo from an object and from a class <text:tab/>would yield the same result. It merely needs to exist and be a public attribute.</text:p>
      <text:p text:style-name="P2"/>
      <text:p text:style-name="P17"><text:tab/>6) If I have the following statements in a method in a class other than Exam2, what has to be <text:tab/>true about the following lines:</text:p>
      <text:p text:style-name="P2"><text:span text:style-name="T11"><text:tab/><text:tab/></text:span><text:span text:style-name="T6">Exam2 ex = new Exam2();</text:span></text:p>
      <text:p text:style-name="P2"/>
      <text:p text:style-name="P2"><text:span text:style-name="T11"><text:tab/>Ans: </text:span><text:span text:style-name="T12">I'm unsure here. By definition, Exam2 cannot be abstract.</text:span></text:p>
      <text:p text:style-name="P18"><text:tab/>Why: It is possible to get objects from an abstract class. However, it isn't possible to get it <text:tab/>via constructor. Child classes are irrelevant.</text:p>
      <text:p text:style-name="P2"/>
      <text:p text:style-name="P18"><text:tab/>7) If I have an interface that has one method, foo, declared inside of it, and a class called <text:tab/>Exam2 implements that interface, which of the following must be true under all <text:tab/>circumstances:</text:p>
      <text:p text:style-name="P2"/>
      <text:p text:style-name="P2"><text:span text:style-name="T12"><text:tab/></text:span><text:span text:style-name="T13">Ans: If Exam2 is abstract, it doesn't need to provide a body for foo. This detail will be <text:tab/>implemented when another class inherits from Exam2. However, if Exam2 is not abstract, <text:tab/>foo must have a body.</text:span></text:p>
      <text:p text:style-name="P19"><text:tab/>Why: Topkek.</text:p>
      <text:p text:style-name="P2"/>
      <text:p text:style-name="P19"><text:tab/>8) If I have the following statement in my main method, what must be true:</text:p>
      <text:p text:style-name="P2"><text:span text:style-name="T13"><text:tab/><text:tab/></text:span><text:span text:style-name="T7">Scanner scan = new Scanner(new File(args[0].substring(0, 3));</text:span></text:p>
      <text:p text:style-name="P2"><text:soft-page-break/></text:p>
      <text:p text:style-name="P3"><text:span text:style-name="T14"><text:tab/>Ans: </text:span><text:span text:style-name="T15">While both are types of exceptions are possible, it is more a checked exception and <text:tab/>thus should be held within a try-catch block.</text:span></text:p>
      <text:p text:style-name="P4"><text:span text:style-name="T14"><text:tab/></text:span><text:span text:style-name="T15">Why: </text:span><text:span text:style-name="T14">It is possible for an unchecked exception to occur on the line and a checked <text:tab/>exception. .substring() can throw IndexOutOfBounds, which is a subclass of <text:tab/>RuntimeException </text:span><text:span text:style-name="T15">(an unchecked exception)</text:span><text:span text:style-name="T14">. Scanner can throw FileNotFoundException, <text:tab/>which is a subclass of Exception </text:span><text:span text:style-name="T15">(a checked exception)</text:span><text:span text:style-name="T14">.</text:span></text:p>
      <text:p text:style-name="P4"/>
      <text:p text:style-name="P20">3.</text:p>
      <text:p text:style-name="P6"><text:span text:style-name="T14"><text:tab/></text:span><text:span text:style-name="T8">1.</text:span></text:p>
      <text:p text:style-name="P6"><text:span text:style-name="T8"><text:tab/></text:span><text:span text:style-name="T1">“.*abc+(d|e)*e?[1-9]\\d”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abc11</text:p>
          </table:table-cell>
          <table:table-cell table:style-name="Table1.B1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aabcce11</text:p>
          </table:table-cell>
          <table:table-cell table:style-name="Table1.B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aabccde11</text:p>
          </table:table-cell>
          <table:table-cell table:style-name="Table1.B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aabccde11</text:p>
          </table:table-cell>
          <table:table-cell table:style-name="Table1.B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qbcddde20</text:p>
          </table:table-cell>
          <table:table-cell table:style-name="Table1.B2" office:value-type="string">
            <text:p text:style-name="P9">No</text:p>
          </table:table-cell>
        </table:table-row>
        <table:table-row>
          <table:table-cell table:style-name="Table1.A2" office:value-type="string">
            <text:p text:style-name="P9">abc00</text:p>
          </table:table-cell>
          <table:table-cell table:style-name="Table1.B2" office:value-type="string">
            <text:p text:style-name="P9">No</text:p>
          </table:table-cell>
        </table:table-row>
        <table:table-row>
          <table:table-cell table:style-name="Table1.A2" office:value-type="string">
            <text:p text:style-name="P9">abce23</text:p>
          </table:table-cell>
          <table:table-cell table:style-name="Table1.B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abcde34</text:p>
          </table:table-cell>
          <table:table-cell table:style-name="Table1.B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8">.<text:span text:style-name="T16">abc12</text:span></text:p>
          </table:table-cell>
          <table:table-cell table:style-name="Table1.B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\abcce10</text:p>
          </table:table-cell>
          <table:table-cell table:style-name="Table1.B2" office:value-type="string">
            <text:p text:style-name="P9">Yes</text:p>
          </table:table-cell>
        </table:table-row>
      </table:table>
      <text:p text:style-name="P7"/>
      <text:p text:style-name="P7">Extra Credit: Name one thing you like about this course and one thing you don't like about the course.</text:p>
      <text:p text:style-name="P7"/>
      <text:p text:style-name="P7">Be professional but honest, okay? When you answer this question, please be professional but hon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17d21" officeooo:paragraph-rsid="00217d2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S211 Fall 2012, Exam 2,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22:23:29.039901838</meta:creation-date>
    <dc:date>2014-10-29T20:31:28.564776481</dc:date>
    <meta:editing-duration>PT9M42S</meta:editing-duration>
    <meta:editing-cycles>5</meta:editing-cycles>
    <meta:generator>LibreOffice/4.2.5.2$Linux_X86_64 LibreOffice_project/420m0$Build-2</meta:generator>
    <meta:document-statistic meta:table-count="1" meta:image-count="0" meta:object-count="0" meta:page-count="3" meta:paragraph-count="90" meta:word-count="797" meta:character-count="4801" meta:non-whitespace-character-count="3947"/>
  </office:meta>
</office:document-meta>
</file>